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Arial, Helvetica"/>
    <style:font-face style:name="inherit" svg:font-family="inherit"/>
  </office:font-face-decls>
  <office:automatic-styles>
    <style:style style:name="P1" style:family="paragraph" style:parent-style-name="Heading_20_4">
      <style:text-properties fo:font-variant="normal" fo:text-transform="none" fo:color="#000000" loext:opacity="100%" style:text-line-through-style="none" style:text-line-through-type="none" style:font-name="Open Sans" fo:font-size="12pt" fo:letter-spacing="normal" fo:font-style="normal" style:text-underline-style="none" fo:font-weight="bold" style:text-blinking="false" style:font-weight-asian="bold" style:font-weight-complex="bold" loext:padding="0in" loext:border="none"/>
    </style:style>
    <style:style style:name="P2" style:family="paragraph" style:parent-style-name="Heading_20_4">
      <style:text-properties fo:font-variant="normal" fo:text-transform="none" fo:color="#000000" loext:opacity="100%" style:text-line-through-style="none" style:text-line-through-type="none" fo:letter-spacing="normal" style:text-underline-style="none" fo:font-weight="bold" style:text-blinking="false" style:font-weight-asian="bold" style:font-weight-complex="bold"/>
    </style:style>
    <style:style style:name="P3" style:family="paragraph" style:parent-style-name="Heading_20_4">
      <style:text-properties fo:font-weight="bold" style:font-weight-asian="bold" style:font-weight-complex="bold"/>
    </style:style>
    <style:style style:name="P4" style:family="paragraph" style:parent-style-name="Text_20_body">
      <style:text-properties fo:font-variant="normal" fo:text-transform="none" fo:color="#000000" loext:opacity="100%" style:text-line-through-style="none" style:text-line-through-type="none" style:font-name="Open Sans" fo:font-size="12pt" fo:letter-spacing="normal" fo:font-style="normal" style:text-underline-style="none" fo:font-weight="normal" style:text-blinking="false" loext:padding="0in" loext:border="none"/>
    </style:style>
    <style:style style:name="T1" style:family="text">
      <style:text-properties loext:padding="0in" loext:border="none"/>
    </style:style>
    <style:style style:name="T2" style:family="text">
      <style:text-properties style:font-name="Open Sans" fo:font-size="12pt" fo:font-style="normal" fo:font-weight="normal" loext:padding="0in" loext:border="none"/>
    </style:style>
    <style:style style:name="T3" style:family="text">
      <style:text-properties style:font-name="Open Sans" fo:font-size="12pt" fo:font-style="normal" loext:padding="0in" loext:border="none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Open Sans" fo:font-size="12pt" fo:letter-spacing="normal" fo:font-style="normal" style:text-underline-style="none" fo:font-weight="normal" style:text-blinking="false" loext:padding="0in" loext:border="none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Open Sans" fo:font-size="12pt" fo:letter-spacing="normal" fo:font-style="normal" style:text-underline-style="none" style:text-blinking="false" loext:padding="0in" loext:border="none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Open Sans" fo:font-size="12pt" fo:letter-spacing="normal" fo:font-style="normal" style:text-underline-style="none" fo:font-weight="bold" style:text-blinking="false" style:font-weight-asian="bold" style:font-weight-complex="bold" loext:padding="0in" loext:border="none"/>
    </style:style>
    <style:style style:name="T7" style:family="text">
      <style:text-properties fo:font-variant="normal" fo:text-transform="none" fo:color="#000000" loext:opacity="100%" style:text-line-through-style="none" style:text-line-through-type="none" fo:letter-spacing="normal" style:text-underline-style="none" style:text-blinking="false" loext:padding="0in" loext:border="none"/>
    </style:style>
    <style:style style:name="T8" style:family="text">
      <style:text-properties fo:font-variant="normal" fo:text-transform="none" fo:color="#000000" loext:opacity="100%" style:text-line-through-style="none" style:text-line-through-type="none" fo:letter-spacing="normal" style:text-underline-style="none" fo:font-weight="bold" style:text-blinking="false" style:font-weight-asian="bold" style:font-weight-complex="bold" loext:padding="0in" loext:border="none"/>
    </style:style>
    <style:style style:name="T9" style:family="text">
      <style:text-properties fo:font-variant="normal" fo:text-transform="none" fo:color="#000080" loext:opacity="100%" style:text-line-through-style="none" style:text-line-through-type="none" style:font-name="inherit" fo:font-size="12pt" fo:letter-spacing="normal" fo:font-style="italic" style:text-underline-style="none" fo:font-weight="normal" style:text-blinking="false" loext:padding="0in" loext:border="none"/>
    </style:style>
    <style:style style:name="T10" style:family="text">
      <style:text-properties fo:font-variant="normal" fo:text-transform="none" fo:color="#000080" loext:opacity="100%" style:text-line-through-style="none" style:text-line-through-type="none" style:font-name="inherit" fo:font-size="12pt" fo:letter-spacing="normal" fo:font-style="italic" style:text-underline-style="none" style:text-blinking="false" loext:padding="0in" loext:border="none"/>
    </style:style>
    <style:style style:name="T11" style:family="text">
      <style:text-properties fo:font-variant="normal" fo:text-transform="none" fo:color="#000080" loext:opacity="100%" style:text-line-through-style="none" style:text-line-through-type="none" style:font-name="inherit" fo:font-size="12pt" fo:letter-spacing="normal" fo:font-style="italic" style:text-underline-style="none" fo:font-weight="bold" style:text-blinking="false" style:font-weight-asian="bold" style:font-weight-complex="bold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<text:bookmark text:name="question-title-192910064"/>Nombre de la organización o empresa donde realizará la práctica</text:h>
      <text:h text:style-name="P2" text:outline-level="4"><text:bookmark text:name="question-title-192910081"/><text:span text:style-name="T1"> </text:span><text:span text:style-name="T3">Rut de la empresa donde realizará la práctica</text:span></text:h>
      <text:h text:style-name="P1" text:outline-level="4"><text:bookmark text:name="question-title-192910086"/>Giro</text:h>
      <text:h text:style-name="Heading_20_4" text:outline-level="4"><text:bookmark text:name="question-title-192910087"/><text:span text:style-name="T8"> </text:span><text:span text:style-name="T6">Actividad Económica </text:span><text:span text:style-name="Emphasis"><text:span text:style-name="T11">(en caso de tener más de una especificar sólo la principal)</text:span></text:span></text:h>
      <text:h text:style-name="P2" text:outline-level="4"><text:bookmark text:name="question-title-192910082"/><text:span text:style-name="T1"> </text:span><text:span text:style-name="T3">Gerencia, Área o Depto que recibirá al estudiante</text:span></text:h>
      <text:h text:style-name="P1" text:outline-level="4"><text:bookmark text:name="question-title-192910088"/>Dirección</text:h>
      <text:h text:style-name="P1" text:outline-level="4"><text:bookmark text:name="question-title-192910066"/>Nombre del supervisor a cargo</text:h>
      <text:h text:style-name="P1" text:outline-level="4"><text:bookmark text:name="question-title-192910091"/>Título o profesión del supervisor</text:h>
      <text:h text:style-name="P2" text:outline-level="4"><text:bookmark text:name="question-title-192910067"/><text:span text:style-name="T1"> </text:span><text:span text:style-name="T3">Cargo del supervisor</text:span></text:h>
      <text:h text:style-name="P1" text:outline-level="4"><text:bookmark text:name="question-title-192910069"/>Mail del supervisor a cargo</text:h>
      <text:p text:style-name="P4"><text:a xlink:type="simple" xlink:href="mailto:yatsenwong.alvaro@gmail.com" text:style-name="Internet_20_link" text:visited-style-name="Visited_20_Internet_20_Link">yatsenwong.alvaro@gmail.com</text:a></text:p>
      <text:h text:style-name="P3" text:outline-level="4"><text:bookmark text:name="question-title-192910068"/><text:span text:style-name="T5">Teléfono de contacto del supervisor</text:span></text:h>
      <text:p text:style-name="Text_20_body"><text:span text:style-name="T4">+56 9 7969 1283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Arial, Helvetica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2T20:52:49.252194084</meta:creation-date>
    <dc:date>2025-01-02T20:59:09.422373325</dc:date>
    <meta:editing-duration>PT6M20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3" meta:word-count="69" meta:character-count="439" meta:non-whitespace-character-count="379"/>
  </office:meta>
</office:document-meta>
</file>